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IBM Plex Mono" svg:font-family="'IBM Plex Mono', Menlo, 'DejaVu Sans Mono', 'Bitstream Vera Sans Mono', Courier, monospace"/>
    <style:font-face style:name="IBM Plex Sans" svg:font-family="'IBM Plex Sans', 'Helvetica Neue', Arial,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inherit" svg:font-family="inherit"/>
  </office:font-face-decls>
  <office:automatic-styles>
    <style:style style:name="P1" style:family="paragraph" style:parent-style-name="Heading_20_1">
      <style:paragraph-properties fo:margin-left="0cm" fo:margin-right="0cm" fo:margin-top="0cm" fo:margin-bottom="0.247cm" style:contextual-spacing="false" fo:line-height="312%" fo:orphans="2" fo:widows="2" fo:text-indent="0cm" style:auto-text-indent="false" fo:padding="0cm" fo:border="none"/>
      <style:text-properties fo:font-variant="normal" fo:text-transform="none" fo:color="#161616" loext:opacity="100%" style:font-name="IBM Plex Sans" fo:letter-spacing="normal" fo:font-style="normal" fo:font-weight="normal"/>
    </style:style>
    <style:style style:name="P2" style:family="paragraph" style:parent-style-name="Heading_20_2">
      <style:paragraph-properties fo:margin-left="0cm" fo:margin-right="0cm" fo:margin-top="0cm" fo:margin-bottom="0cm" style:contextual-spacing="false" fo:line-height="250%" fo:text-indent="0cm" style:auto-text-indent="false" fo:padding="0cm" fo:border="none"/>
      <style:text-properties style:font-name="inherit" fo:letter-spacing="normal" fo:font-weight="normal"/>
    </style:style>
    <style:style style:name="P3" style:family="paragraph" style:parent-style-name="Heading_20_3">
      <style:paragraph-properties fo:margin-left="0cm" fo:margin-right="0cm" fo:margin-top="0cm" fo:margin-bottom="0.247cm" style:contextual-spacing="false" fo:line-height="225%" fo:text-indent="0cm" style:auto-text-indent="false" fo:padding="0cm" fo:border="none"/>
      <style:text-properties style:font-name="inherit" fo:letter-spacing="normal" fo:font-weight="normal"/>
    </style:style>
    <style:style style:name="P4" style:family="paragraph" style:parent-style-name="Heading_20_4">
      <style:paragraph-properties fo:margin-left="0cm" fo:margin-right="0cm" fo:margin-top="0cm" fo:margin-bottom="0cm" style:contextual-spacing="false" fo:line-height="140%" fo:text-indent="0cm" style:auto-text-indent="false" fo:padding="0cm" fo:border="none"/>
      <style:text-properties style:font-name="inherit" fo:letter-spacing="normal" fo:font-weight="normal"/>
    </style:style>
    <style:style style:name="P5" style:family="paragraph" style:parent-style-name="Preformatted_20_Text">
      <loext:graphic-properties draw:fill="solid" draw:fill-color="#1e1e1e" draw:opacity="100%"/>
      <style:paragraph-properties fo:margin-left="0cm" fo:margin-right="0cm" fo:margin-top="0cm" fo:margin-bottom="0cm" style:contextual-spacing="false" fo:line-height="133%" fo:text-indent="0cm" style:auto-text-indent="false" fo:background-color="#1e1e1e" fo:padding="0cm" fo:border="none"/>
    </style:style>
    <style:style style:name="P6" style:family="paragraph" style:parent-style-name="Preformatted_20_Text">
      <loext:graphic-properties draw:fill="solid" draw:fill-color="#1e1e1e" draw:opacity="100%"/>
      <style:paragraph-properties fo:margin-top="0cm" fo:margin-bottom="0cm" style:contextual-spacing="false" fo:line-height="133%" fo:background-color="#1e1e1e" fo:padding="0cm" fo:border="none"/>
    </style:style>
    <style:style style:name="P7" style:family="paragraph" style:parent-style-name="Preformatted_20_Text" style:list-style-name="L4">
      <loext:graphic-properties draw:fill="solid" draw:fill-color="#1e1e1e" draw:opacity="100%"/>
      <style:paragraph-properties fo:margin-left="0cm" fo:margin-right="0cm" fo:margin-top="0cm" fo:margin-bottom="0cm" style:contextual-spacing="false" fo:line-height="133%" fo:text-indent="0cm" style:auto-text-indent="false" fo:background-color="#1e1e1e" fo:padding="0cm" fo:border="none"/>
    </style:style>
    <style:style style:name="P8" style:family="paragraph" style:parent-style-name="Preformatted_20_Text" style:list-style-name="L4">
      <loext:graphic-properties draw:fill="solid" draw:fill-color="#1e1e1e" draw:opacity="100%"/>
      <style:paragraph-properties fo:margin-top="0cm" fo:margin-bottom="0cm" style:contextual-spacing="false" fo:line-height="133%" fo:background-color="#1e1e1e" fo:padding="0cm" fo:border="none"/>
    </style:style>
    <style:style style:name="P9" style:family="paragraph" style:parent-style-name="Preformatted_20_Text" style:list-style-name="L5">
      <loext:graphic-properties draw:fill="solid" draw:fill-color="#1e1e1e" draw:opacity="100%"/>
      <style:paragraph-properties fo:margin-left="0cm" fo:margin-right="0cm" fo:margin-top="0cm" fo:margin-bottom="0cm" style:contextual-spacing="false" fo:line-height="133%" fo:text-indent="0cm" style:auto-text-indent="false" fo:background-color="#1e1e1e" fo:padding="0cm" fo:border="none"/>
    </style:style>
    <style:style style:name="P10" style:family="paragraph" style:parent-style-name="Preformatted_20_Text" style:list-style-name="L5">
      <loext:graphic-properties draw:fill="solid" draw:fill-color="#1e1e1e" draw:opacity="100%"/>
      <style:paragraph-properties fo:margin-top="0cm" fo:margin-bottom="0cm" style:contextual-spacing="false" fo:line-height="133%" fo:background-color="#1e1e1e" fo:padding="0cm" fo:border="none"/>
    </style:style>
    <style:style style:name="P11" style:family="paragraph" style:parent-style-name="Preformatted_20_Text" style:list-style-name="L9">
      <loext:graphic-properties draw:fill="solid" draw:fill-color="#1e1e1e" draw:opacity="100%"/>
      <style:paragraph-properties fo:margin-left="0cm" fo:margin-right="0cm" fo:margin-top="0cm" fo:margin-bottom="0cm" style:contextual-spacing="false" fo:line-height="133%" fo:text-indent="0cm" style:auto-text-indent="false" fo:background-color="#1e1e1e" fo:padding="0cm" fo:border="none"/>
    </style:style>
    <style:style style:name="P12" style:family="paragraph" style:parent-style-name="Preformatted_20_Text" style:list-style-name="L9">
      <loext:graphic-properties draw:fill="solid" draw:fill-color="#1e1e1e" draw:opacity="100%"/>
      <style:paragraph-properties fo:margin-top="0cm" fo:margin-bottom="0cm" style:contextual-spacing="false" fo:line-height="133%" fo:background-color="#1e1e1e" fo:padding="0cm" fo:border="none"/>
    </style:style>
    <style:style style:name="P13" style:family="paragraph" style:parent-style-name="Text_20_body">
      <style:paragraph-properties fo:margin-left="0cm" fo:margin-right="0cm" fo:margin-top="0cm" fo:margin-bottom="0cm" style:contextual-spacing="false" fo:line-height="128%" fo:orphans="2" fo:widows="2" fo:text-indent="0cm" style:auto-text-indent="false" fo:padding="0cm" fo:border="none"/>
      <style:text-properties fo:font-variant="normal" fo:text-transform="none" fo:color="#525252" loext:opacity="100%" style:font-name="IBM Plex Sans" fo:letter-spacing="normal" fo:font-style="normal" fo:font-weight="normal"/>
    </style:style>
    <style:style style:name="P14" style:family="paragraph" style:parent-style-name="Text_20_body">
      <style:paragraph-properties fo:margin-left="0cm" fo:margin-right="0cm" fo:margin-top="0cm" fo:margin-bottom="0cm" style:contextual-spacing="false" fo:line-height="150%" fo:orphans="2" fo:widows="2" fo:text-indent="0cm" style:auto-text-indent="false" fo:padding="0cm" fo:border="none"/>
      <style:text-properties fo:font-variant="normal" fo:text-transform="none" fo:color="#161616" loext:opacity="100%" style:font-name="IBM Plex Sans" fo:font-size="12pt" fo:letter-spacing="normal" fo:font-style="normal" fo:font-weight="normal"/>
    </style:style>
    <style:style style:name="P15" style:family="paragraph" style:parent-style-name="Text_20_body" style:list-style-name="L4">
      <style:paragraph-properties fo:margin-left="0cm" fo:margin-right="0cm" fo:margin-top="0cm" fo:margin-bottom="0cm" style:contextual-spacing="false" fo:line-height="150%" fo:text-indent="0cm" style:auto-text-indent="false" fo:padding="0cm" fo:border="none"/>
      <style:text-properties fo:color="#161616" loext:opacity="100%" style:font-name="inherit" fo:font-size="12pt" fo:letter-spacing="normal" fo:font-weight="normal"/>
    </style:style>
    <style:style style:name="P16" style:family="paragraph" style:parent-style-name="Text_20_body" style:list-style-name="L5">
      <style:paragraph-properties fo:margin-left="0cm" fo:margin-right="0cm" fo:margin-top="0cm" fo:margin-bottom="0cm" style:contextual-spacing="false" fo:line-height="150%" fo:text-indent="0cm" style:auto-text-indent="false" fo:padding="0cm" fo:border="none"/>
      <style:text-properties fo:color="#161616" loext:opacity="100%" style:font-name="inherit" fo:font-size="12pt" fo:letter-spacing="normal" fo:font-weight="normal"/>
    </style:style>
    <style:style style:name="P17" style:family="paragraph" style:parent-style-name="Text_20_body" style:list-style-name="L7">
      <style:paragraph-properties fo:margin-left="0cm" fo:margin-right="0cm" fo:margin-top="0cm" fo:margin-bottom="0cm" style:contextual-spacing="false" fo:line-height="150%" fo:text-indent="0cm" style:auto-text-indent="false" fo:padding="0cm" fo:border="none"/>
      <style:text-properties fo:color="#161616" loext:opacity="100%" style:font-name="inherit" fo:font-size="12pt" fo:letter-spacing="normal" fo:font-weight="normal"/>
    </style:style>
    <style:style style:name="P18" style:family="paragraph" style:parent-style-name="Text_20_body" style:list-style-name="L8">
      <style:paragraph-properties fo:margin-left="0cm" fo:margin-right="0cm" fo:margin-top="0cm" fo:margin-bottom="0cm" style:contextual-spacing="false" fo:line-height="150%" fo:text-indent="0cm" style:auto-text-indent="false" fo:padding="0cm" fo:border="none"/>
      <style:text-properties fo:color="#161616" loext:opacity="100%" style:font-name="inherit" fo:font-size="12pt" fo:letter-spacing="normal" fo:font-weight="normal"/>
    </style:style>
    <style:style style:name="P19" style:family="paragraph" style:parent-style-name="Text_20_body" style:list-style-name="L9">
      <style:paragraph-properties fo:margin-left="0cm" fo:margin-right="0cm" fo:margin-top="0cm" fo:margin-bottom="0cm" style:contextual-spacing="false" fo:line-height="150%" fo:text-indent="0cm" style:auto-text-indent="false" fo:padding="0cm" fo:border="none"/>
      <style:text-properties fo:color="#161616" loext:opacity="100%" style:font-name="inherit" fo:font-size="12pt" fo:letter-spacing="normal" fo:font-weight="normal"/>
    </style:style>
    <style:style style:name="P20" style:family="paragraph" style:parent-style-name="Text_20_body">
      <style:paragraph-properties fo:margin-left="0cm" fo:margin-right="0cm" fo:margin-top="0cm" fo:margin-bottom="0cm" style:contextual-spacing="false" fo:line-height="150%" fo:text-indent="0cm" style:auto-text-indent="false" fo:padding="0cm" fo:border="none"/>
    </style:style>
    <style:style style:name="P21" style:family="paragraph" style:parent-style-name="Text_20_body">
      <style:paragraph-properties fo:margin-left="0cm" fo:margin-right="0cm" fo:margin-top="0cm" fo:margin-bottom="0cm" style:contextual-spacing="false" fo:line-height="150%" fo:orphans="2" fo:widows="2" fo:text-indent="0cm" style:auto-text-indent="false" fo:padding="0cm" fo:border="none"/>
    </style:style>
    <style:style style:name="P22" style:family="paragraph" style:parent-style-name="Text_20_body" style:list-style-name="L1">
      <style:paragraph-properties fo:margin-left="0cm" fo:margin-right="0cm" fo:margin-top="0cm" fo:margin-bottom="0cm" style:contextual-spacing="false" fo:line-height="150%" fo:text-indent="0cm" style:auto-text-indent="false" fo:padding="0cm" fo:border="none"/>
    </style:style>
    <style:style style:name="P23" style:family="paragraph" style:parent-style-name="Text_20_body" style:list-style-name="L2">
      <style:paragraph-properties fo:margin-left="0cm" fo:margin-right="0cm" fo:margin-top="0cm" fo:margin-bottom="0cm" style:contextual-spacing="false" fo:line-height="150%" fo:text-indent="0cm" style:auto-text-indent="false" fo:padding="0cm" fo:border="none"/>
    </style:style>
    <style:style style:name="P24" style:family="paragraph" style:parent-style-name="Text_20_body" style:list-style-name="L3">
      <style:paragraph-properties fo:margin-left="0cm" fo:margin-right="0cm" fo:margin-top="0cm" fo:margin-bottom="0cm" style:contextual-spacing="false" fo:line-height="150%" fo:text-indent="0cm" style:auto-text-indent="false" fo:padding="0cm" fo:border="none"/>
    </style:style>
    <style:style style:name="P25" style:family="paragraph" style:parent-style-name="Text_20_body" style:list-style-name="L4">
      <style:paragraph-properties fo:margin-left="0cm" fo:margin-right="0cm" fo:margin-top="0cm" fo:margin-bottom="0cm" style:contextual-spacing="false" fo:line-height="150%" fo:text-indent="0cm" style:auto-text-indent="false" fo:padding="0cm" fo:border="none"/>
    </style:style>
    <style:style style:name="P26" style:family="paragraph" style:parent-style-name="Text_20_body" style:list-style-name="L5">
      <style:paragraph-properties fo:margin-left="0cm" fo:margin-right="0cm" fo:margin-top="0cm" fo:margin-bottom="0cm" style:contextual-spacing="false" fo:line-height="150%" fo:text-indent="0cm" style:auto-text-indent="false" fo:padding="0cm" fo:border="none"/>
    </style:style>
    <style:style style:name="P27" style:family="paragraph" style:parent-style-name="Text_20_body" style:list-style-name="L6">
      <style:paragraph-properties fo:margin-left="0cm" fo:margin-right="0cm" fo:margin-top="0cm" fo:margin-bottom="0cm" style:contextual-spacing="false" fo:line-height="150%" fo:text-indent="0cm" style:auto-text-indent="false" fo:padding="0cm" fo:border="none"/>
    </style:style>
    <style:style style:name="P28" style:family="paragraph" style:parent-style-name="Text_20_body" style:list-style-name="L8">
      <style:paragraph-properties fo:margin-left="0cm" fo:margin-right="0cm" fo:margin-top="0cm" fo:margin-bottom="0cm" style:contextual-spacing="false" fo:line-height="150%" fo:text-indent="0cm" style:auto-text-indent="false" fo:padding="0cm" fo:border="none"/>
    </style:style>
    <style:style style:name="P29" style:family="paragraph" style:parent-style-name="Text_20_body" style:list-style-name="L9">
      <style:paragraph-properties fo:margin-left="0cm" fo:margin-right="0cm" fo:margin-top="0cm" fo:margin-bottom="0cm" style:contextual-spacing="false" fo:line-height="150%" fo:text-indent="0cm" style:auto-text-indent="false" fo:padding="0cm" fo:border="none"/>
    </style:style>
    <style:style style:name="P30" style:family="paragraph" style:parent-style-name="Text_20_body">
      <style:paragraph-properties fo:margin-left="0cm" fo:margin-right="0cm" fo:margin-top="0cm" fo:margin-bottom="0cm" style:contextual-spacing="false" fo:line-height="150%" fo:text-indent="0cm" style:auto-text-indent="false" fo:padding="0cm" fo:border="none"/>
      <style:text-properties style:font-name="inherit" fo:letter-spacing="normal" fo:font-weight="normal"/>
    </style:style>
    <style:style style:name="T1" style:family="text">
      <style:text-properties style:font-name="inherit" fo:font-size="10.5pt" loext:padding="0cm" loext:border="none"/>
    </style:style>
    <style:style style:name="T2" style:family="text">
      <style:text-properties style:font-name="inherit" fo:letter-spacing="normal" fo:font-weight="normal"/>
    </style:style>
    <style:style style:name="T3" style:family="text">
      <style:text-properties style:font-name="inherit" fo:font-size="12pt" fo:letter-spacing="normal" fo:font-weight="bold" loext:padding="0cm" loext:border="none"/>
    </style:style>
    <style:style style:name="T4" style:family="text">
      <style:text-properties fo:color="#161616" loext:opacity="100%" style:font-name="inherit" fo:font-size="12pt" fo:letter-spacing="normal" fo:font-weight="normal"/>
    </style:style>
    <style:style style:name="T5" style:family="text">
      <style:text-properties fo:color="#161616" loext:opacity="100%" style:font-name="inherit" fo:font-size="12pt" fo:letter-spacing="normal" fo:font-weight="normal" loext:padding="0cm" loext:border="none"/>
    </style:style>
    <style:style style:name="T6" style:family="text">
      <style:text-properties fo:color="#161616" loext:opacity="100%" style:font-name="inherit" fo:font-size="12pt" fo:letter-spacing="normal" fo:font-weight="bold" loext:padding="0cm" loext:border="none"/>
    </style:style>
    <style:style style:name="T7" style:family="text">
      <style:text-properties fo:color="#161616" loext:opacity="100%" style:font-name="IBM Plex Mono" fo:font-size="12pt" fo:letter-spacing="normal" fo:font-weight="normal" loext:padding="0cm" loext:border="none"/>
    </style:style>
    <style:style style:name="T8" style:family="text">
      <style:text-properties fo:color="#0f62fe" loext:opacity="100%" style:text-line-through-style="none" style:text-line-through-type="none" style:font-name="inherit" fo:font-size="12pt" fo:letter-spacing="normal" style:text-underline-style="none" fo:font-weight="normal" style:text-blinking="false" loext:padding="0cm" loext:border="none"/>
    </style:style>
    <style:style style:name="T9" style:family="text">
      <style:text-properties fo:font-variant="normal" fo:text-transform="none" fo:color="#161616" loext:opacity="100%" style:font-name="IBM Plex Sans" fo:font-size="12pt" fo:letter-spacing="normal" fo:font-style="normal" fo:font-weight="normal"/>
    </style:style>
    <style:style style:name="T10" style:family="text">
      <style:text-properties fo:font-variant="normal" fo:text-transform="none" fo:color="#0f62fe" loext:opacity="100%" style:text-line-through-style="none" style:text-line-through-type="none" style:font-name="inherit" fo:font-size="12pt" fo:letter-spacing="normal" fo:font-style="normal" style:text-underline-style="none" fo:font-weight="normal" style:text-blinking="false" loext:padding="0cm" loext:border="none"/>
    </style:style>
    <style:style style:name="T11" style:family="text">
      <style:text-properties fo:letter-spacing="normal" loext:padding="0cm" loext:border="none"/>
    </style:style>
    <style:style style:name="T12" style:family="text">
      <style:text-properties style:font-name="IBM Plex Mono" fo:font-size="12pt" fo:letter-spacing="normal" fo:font-weight="normal" loext:padding="0cm" loext:border="none"/>
    </style:style>
    <style:style style:name="T13" style:family="text">
      <style:text-properties fo:color="#dcdcdc" loext:opacity="100%" style:font-name="IBM Plex Mono" fo:font-size="9pt" fo:letter-spacing="normal" fo:font-weight="normal" fo:background-color="#1e1e1e" loext:char-shading-value="0" loext:padding="0cm" loext:border="none"/>
    </style:style>
    <style:style style:name="T14" style:family="text">
      <style:text-properties fo:color="#4ec9b0" loext:opacity="100%" style:font-name="inherit" fo:font-size="9pt" fo:letter-spacing="normal" fo:font-weight="normal" fo:background-color="#1e1e1e" loext:char-shading-value="0" loext:padding="0cm" loext:border="none"/>
    </style:style>
    <style:style style:name="T15" style:family="text">
      <style:text-properties fo:color="#d69d85" loext:opacity="100%" style:font-name="inherit" fo:font-size="9pt" fo:letter-spacing="normal" fo:font-weight="normal" fo:background-color="#1e1e1e" loext:char-shading-value="0" loext:padding="0cm" loext:border="none"/>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0.75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number text:level="1" text:style-name="Numbering_20_Symbols" loext:num-list-format="%1%." style:num-suffix="." style:num-format="1" text:start-value="1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9">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0.75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a xlink:type="simple" xlink:href="https://www.ibm.com/docs/pl/rpa/21.0?topic=ldap-installing-configuring-openldap" text:style-name="Internet_20_link" text:visited-style-name="Visited_20_Internet_20_Link">https://www.ibm.com/docs/pl/rpa/21.0?topic=ldap-installing-configuring-openldap</text:a></text:p>
      <text:p text:style-name="Standard"/>
      <text:h text:style-name="P1" text:outline-level="1"><text:bookmark text:name="installing-and-configuring-openldap"/>Instalowanie i konfigurowanie produktu OpenLDAP</text:h>
      <text:p text:style-name="P13"><text:bookmark text:name="lastModifiedDate"/><text:span text:style-name="T1">Ostatnia aktualizacja</text:span>: 2023-06-13</text:p>
      <text:p text:style-name="P14">IBM RPA importuje użytkowników skonfigurowanych na serwerze OpenLDAP za pośrednictwem usługi User Management Service (UMS). Jeśli planowane jest użycie funkcji pojedynczego logowania (SSO), przed kontynuowaniem instalacji serwera IBM RPA należy odpowiednio skonfigurować serwer OpenLDAP .</text:p>
      <text:p text:style-name="P14">W poniższych sekcjach znajdują się informacje na temat instalowania i konfigurowania OpenLDAPoraz sposobu poprawnego rejestrowania nowych użytkowników na serwerze OpenLDAP .</text:p>
      <text:p text:style-name="P21"><text:span text:style-name="T9">Więcej informacji na temat sposobu importowania tych użytkowników do IBM RPAzawiera sekcja </text:span><text:a xlink:type="simple" xlink:href="https://www.ibm.com/docs/pl/SSTHBP_21.0/web_client/access/ldap/ldap_users.html" text:style-name="Internet_20_link" text:visited-style-name="Visited_20_Internet_20_Link"><text:span text:style-name="T10">Zarządzanie użytkownikami LDAP</text:span></text:a><text:span text:style-name="T9">.</text:span></text:p>
      <text:h text:style-name="P2" text:outline-level="2"><text:bookmark text:name="installing-openldap"/>Instalowanie OpenLDAP</text:h>
      <text:p text:style-name="P30">Przejdź do następujących procedur, które mają zastosowanie do bieżącego środowiska:</text:p>
      <text:list text:style-name="L1">
        <text:list-item>
          <text:p text:style-name="P22"><text:a xlink:type="simple" xlink:href="https://www.ibm.com/docs/pl/rpa/21.0?topic=ldap-installing-configuring-openldap#installing-openldap-on-windows" text:style-name="Internet_20_link" text:visited-style-name="Visited_20_Internet_20_Link"><text:span text:style-name="T8">Instalowanie programu OpenLDAP w systemie Windows</text:span></text:a></text:p>
        </text:list-item>
        <text:list-item>
          <text:p text:style-name="P22"><text:a xlink:type="simple" xlink:href="https://www.ibm.com/docs/pl/rpa/21.0?topic=ldap-installing-configuring-openldap#installing-openldap-on-linux" text:style-name="Internet_20_link" text:visited-style-name="Visited_20_Internet_20_Link"><text:span text:style-name="T8">Instalowanie programu OpenLDAP w systemie Linux</text:span></text:a></text:p>
        </text:list-item>
        <text:list-item>
          <text:p text:style-name="P22"><text:a xlink:type="simple" xlink:href="https://www.ibm.com/docs/pl/rpa/21.0?topic=ldap-installing-configuring-openldap#installing-openldap-on-red-hat-openshift-container-platform" text:style-name="Internet_20_link" text:visited-style-name="Visited_20_Internet_20_Link"><text:span text:style-name="T8">Instalowanie programu OpenLDAP w systemie Red Hat OpenShift Container Platform</text:span></text:a></text:p>
        </text:list-item>
      </text:list>
      <text:h text:style-name="P3" text:outline-level="3"><text:bookmark text:name="installing-openldap-on-windows"/><text:soft-page-break/>Instalowanie programu OpenLDAP w systemie Windows</text:h>
      <text:p text:style-name="P30">OpenLDAP nie udostępnia oficjalnych instalatorów dla systemu Windows™.</text:p>
      <text:p text:style-name="P20"><text:span text:style-name="T2">OpenLDAP można uruchomić za pomocą systemu </text:span><text:a xlink:type="simple" xlink:href="https://www.ibm.com/links?url=https%3A%2F%2Fdocs.microsoft.com%2Fen-us%2Fwindows%2Fwsl%2Finstall" office:target-frame-name="_blank" xlink:show="new" text:style-name="Internet_20_link" text:visited-style-name="Visited_20_Internet_20_Link"><text:span text:style-name="T8">Windows™ Subsystem for Linux™ (WSL)🡥</text:span></text:a><text:span text:style-name="T2">, który uruchamia minimalną dystrybucję systemu Linux w systemie Windows lub zainstaluj pakiet OpenLDAP w systemie Windows z poziomu dostawcy innej firmy.</text:span></text:p>
      <text:p text:style-name="P20"><text:span text:style-name="Strong_20_Emphasis"><text:span text:style-name="T11">❕ </text:span></text:span><text:span text:style-name="Strong_20_Emphasis"><text:span text:style-name="T3">Ważne:</text:span></text:span><text:span text:style-name="T2"> Dystrybucje Windows innej firmy OpenLDAP nie są zalecane, ponieważ mogą one zawierać specjalne licencje i ograniczenia. Jeśli chcesz, aby plik wykonywalny był bezpieczny w systemie Windows, skompiluj kod źródłowy OpenLDAP. Szczegółowe informacje na ten temat można znaleźć w sekcji </text:span><text:a xlink:type="simple" xlink:href="https://www.ibm.com/links?url=https%3A%2F%2Fwww.openldap.org%2Fdoc%2Fadmin24%2Finstall.html" office:target-frame-name="_blank" xlink:show="new" text:style-name="Internet_20_link" text:visited-style-name="Visited_20_Internet_20_Link"><text:span text:style-name="T8">Budowanie i instalowanie oprogramowania OpenLDAP🡥</text:span></text:a><text:span text:style-name="T2"> .</text:span></text:p>
      <text:p text:style-name="P20"><text:span text:style-name="T2">Postępuj zgodnie z instrukcjami w sekcji </text:span><text:a xlink:type="simple" xlink:href="https://www.ibm.com/docs/pl/rpa/21.0?topic=ldap-installing-configuring-openldap#installing-openldap-on-linux" text:style-name="Internet_20_link" text:visited-style-name="Visited_20_Internet_20_Link"><text:span text:style-name="T8">Instalowanie OpenLDAP w systemie Linux</text:span></text:a><text:span text:style-name="T2"> , aby zainstalować program OpenLDAP w WSL zgodnie z dystrybucją WSL.</text:span></text:p>
      <text:h text:style-name="P3" text:outline-level="3"><text:bookmark text:name="installing-openldap-on-linux"/>Instalowanie programu OpenLDAP w systemie Linux</text:h>
      <text:p text:style-name="P20"><text:span text:style-name="T2">Wyszukaj łańcuch </text:span><text:span text:style-name="Strong_20_Emphasis"><text:span text:style-name="T3">ldap</text:span></text:span><text:span text:style-name="T2"> w menedżerze pakietów dystrybucji. Niektóre ze wspólnych pakietów OpenLDAP to </text:span><text:span text:style-name="Strong_20_Emphasis"><text:span text:style-name="T3">slapd</text:span></text:span><text:span text:style-name="T2"> lub </text:span><text:span text:style-name="Strong_20_Emphasis"><text:span text:style-name="T3">openldap</text:span></text:span><text:span text:style-name="T2"> w większości dystrybucji systemu Linux . Następujące komendy mają zastosowanie do systemów Ubuntu™ 22.04 LTS i CentOS™ Stream 9.</text:span></text:p>
      <text:p text:style-name="P20"><text:span text:style-name="T2">Jeśli używany jest system Red Hat® Enterprise Linux 8 (RHEL 8) lub nowszy, dystrybucja nie udostępnia już pakietów OpenLDAP . Należy rozważyć użycie serwera katalogów Red Hat Directory Server do oficjalnego wsparcia LDAP. Aby zainstalować i skonfigurować serwer katalogów Red Hat , patrz </text:span><text:a xlink:type="simple" xlink:href="https://www.ibm.com/links?url=https%3A%2F%2Faccess.redhat.com%2Fdocumentation%2Fen-us%2Fred_hat_directory_server%2F12%2Fhtml%2Finstalling_red_hat_directory_server%2Findex" office:target-frame-name="_blank" xlink:show="new" text:style-name="Internet_20_link" text:visited-style-name="Visited_20_Internet_20_Link"><text:span text:style-name="T8">Instalowanie serwera Red Hat Directory Server🡥</text:span></text:a><text:span text:style-name="T2"> .</text:span></text:p>
      <text:p text:style-name="P30">W systemie Ubuntu 22.04 LTS uruchom na terminalu następującą komendę:</text:p>
      <text:p text:style-name="P5"><text:span text:style-name="Source_20_Text"><text:span text:style-name="T13">sudo apt-get install ldap-utils slapd</text:span></text:span></text:p>
      <text:p text:style-name="P30">Zostanie wyświetlone zapytanie o skonfigurowanie hasła administratora. Wprowadź nowe hasło, a następnie potwierdź hasło.</text:p>
      <text:p text:style-name="P30">Następnie ponownie skonfiguruj pozycje domyślne:</text:p>
      <text:p text:style-name="P5"><text:span text:style-name="Source_20_Text"><text:span text:style-name="T13">sudo dpkg-reconfigure slapd</text:span></text:span></text:p>
      <text:list text:style-name="L2">
        <text:list-item>
          <text:p text:style-name="P23"><text:soft-page-break/><text:span text:style-name="T4">Wybierz tę opcję, jeśli chcesz pominąć konfigurację serwera OpenLDAP . W tym przykładzie wybierz opcję </text:span><text:span text:style-name="Strong_20_Emphasis"><text:span text:style-name="T6">Nie</text:span></text:span><text:span text:style-name="T4">.</text:span></text:p>
        </text:list-item>
        <text:list-item>
          <text:p text:style-name="P23"><text:span text:style-name="T4">Wprowadź nazwę domeny DNS. Może to być pełna nazwa domeny serwera lub dowolna nazwa domeny, która ma być używana przez serwer LDAP, nawet jeśli sama domena nie jest właścicielem.<text:line-break/></text:span><text:span text:style-name="Strong_20_Emphasis"><text:span text:style-name="T5">❕ </text:span></text:span><text:span text:style-name="Strong_20_Emphasis"><text:span text:style-name="T6">Ważne:</text:span></text:span><text:span text:style-name="T4"> Nazwa domeny DNS staje się podstawową nazwą domeny (Base DN). W przypadku wprowadzenia nazwy domeny, takiej jak </text:span><text:span text:style-name="Source_20_Text"><text:span text:style-name="T7">rpa.ibm.com</text:span></text:span><text:span text:style-name="T4">, staje się ona </text:span><text:span text:style-name="Source_20_Text"><text:span text:style-name="T7">dc=rpa,dc=ibm,dc=com</text:span></text:span><text:span text:style-name="T4"> w pozycjach LDAP.</text:span></text:p>
        </text:list-item>
        <text:list-item>
          <text:p text:style-name="P23"><text:span text:style-name="T4">Wybierz tę opcję, jeśli chcesz usunąć pliki bazy danych, jeśli serwer LDAP zostanie usunięty. W tym przykładzie wybierz opcję </text:span><text:span text:style-name="Strong_20_Emphasis"><text:span text:style-name="T6">Tak</text:span></text:span><text:span text:style-name="T4">.</text:span></text:p>
        </text:list-item>
        <text:list-item>
          <text:p text:style-name="P23"><text:span text:style-name="T4">Wybierz tę opcję, aby przenieść istniejące pliki LDAP, aby zapobiec włamaniu się do konfiguracji serwera. W tym przykładzie wybierz opcję </text:span><text:span text:style-name="Strong_20_Emphasis"><text:span text:style-name="T6">Tak</text:span></text:span><text:span text:style-name="T4">.</text:span></text:p>
        </text:list-item>
      </text:list>
      <text:p text:style-name="P30">W systemie CentOSnależy najpierw włączyć repozytorium EPEL w celu zainstalowania produktu OpenLDAP:</text:p>
      <text:p text:style-name="P5"><text:span text:style-name="Source_20_Text"><text:span text:style-name="T13">sudo dnf install epel-release</text:span></text:span></text:p>
      <text:p text:style-name="P30">Następnie zainstaluj serwer i klienta OpenLDAP :</text:p>
      <text:p text:style-name="P5"><text:span text:style-name="Source_20_Text"><text:span text:style-name="T13">sudo dnf -y install openldap openldap-servers openldap-clients</text:span></text:span></text:p>
      <text:h text:style-name="P3" text:outline-level="3"><text:bookmark text:name="installing-openldap-on-red-hat-openshift-container-platform"/>Instalowanie produktu OpenLDAP w systemie Red Hat OpenShift Container Platform</text:h>
      <text:p text:style-name="P20"><text:span text:style-name="T2">Szczegółowe informacje na ten temat zawiera sekcja </text:span><text:a xlink:type="simple" xlink:href="https://docs.openshift.com/container-platform/4.6/authentication/identity_providers/configuring-ldap-identity-provider.html" office:target-frame-name="_blank" xlink:show="new" text:style-name="Internet_20_link" text:visited-style-name="Visited_20_Internet_20_Link"><text:span text:style-name="T8">Konfigurowanie dostawcy tożsamości LDAP🡥</text:span></text:a><text:span text:style-name="T2"> .</text:span></text:p>
      <text:h text:style-name="P2" text:outline-level="2"><text:bookmark text:name="configuring-openldap"/>Konfigurowanie OpenLDAP</text:h>
      <text:p text:style-name="P30">Poniższe sekcje poprowadzą użytkownika przez proces konfigurowania i rejestrowania użytkowników w katalogu OpenLDAP.</text:p>
      <text:list text:style-name="L3">
        <text:list-item>
          <text:p text:style-name="P24"><text:a xlink:type="simple" xlink:href="https://www.ibm.com/docs/pl/rpa/21.0?topic=ldap-installing-configuring-openldap#starting-the-service" text:style-name="Internet_20_link" text:visited-style-name="Visited_20_Internet_20_Link"><text:span text:style-name="T8">Uruchamianie usługi</text:span></text:a></text:p>
        </text:list-item>
        <text:list-item>
          <text:p text:style-name="P24"><text:a xlink:type="simple" xlink:href="https://www.ibm.com/docs/pl/rpa/21.0?topic=ldap-installing-configuring-openldap#allowing-external-connections" text:style-name="Internet_20_link" text:visited-style-name="Visited_20_Internet_20_Link"><text:span text:style-name="T8">zezwalanie na połączenia zewnętrzne</text:span></text:a></text:p>
        </text:list-item>
        <text:list-item>
          <text:p text:style-name="P24"><text:a xlink:type="simple" xlink:href="https://www.ibm.com/docs/pl/rpa/21.0?topic=ldap-installing-configuring-openldap#editing-default-configuration" text:style-name="Internet_20_link" text:visited-style-name="Visited_20_Internet_20_Link"><text:span text:style-name="T8">Edytowanie konfiguracji domyślnej</text:span></text:a></text:p>
        </text:list-item>
        <text:list-item>
          <text:p text:style-name="P24"><text:a xlink:type="simple" xlink:href="https://www.ibm.com/docs/pl/rpa/21.0?topic=ldap-installing-configuring-openldap#configuring-the-root-user" text:style-name="Internet_20_link" text:visited-style-name="Visited_20_Internet_20_Link"><text:soft-page-break/><text:span text:style-name="T8">Konfigurowanie użytkownika root</text:span></text:a></text:p>
        </text:list-item>
        <text:list-item>
          <text:p text:style-name="P24"><text:a xlink:type="simple" xlink:href="https://www.ibm.com/docs/pl/rpa/21.0?topic=ldap-installing-configuring-openldap#optional-installing-management-tools" text:style-name="Internet_20_link" text:visited-style-name="Visited_20_Internet_20_Link"><text:span text:style-name="T8">Opcjonalnie: instalowanie narzędzi zarządzania</text:span></text:a></text:p>
        </text:list-item>
        <text:list-item>
          <text:p text:style-name="P24"><text:a xlink:type="simple" xlink:href="https://www.ibm.com/docs/pl/rpa/21.0?topic=ldap-installing-configuring-openldap#registering-new-users" text:style-name="Internet_20_link" text:visited-style-name="Visited_20_Internet_20_Link"><text:span text:style-name="T8">Rejestrowanie nowych użytkowników</text:span></text:a></text:p>
        </text:list-item>
      </text:list>
      <text:h text:style-name="P3" text:outline-level="3"><text:bookmark text:name="starting-the-service"/>Uruchamianie usługi</text:h>
      <text:p text:style-name="P30">Uruchom usługę OpenLDAP :</text:p>
      <text:p text:style-name="P5"><text:span text:style-name="Source_20_Text"><text:span text:style-name="T13">sudo systemctl start slapd.service</text:span></text:span></text:p>
      <text:p text:style-name="P30">Włącz usługę OpenLDAP w celu zainicjowania z systemem operacyjnym:</text:p>
      <text:p text:style-name="P5"><text:span text:style-name="Source_20_Text"><text:span text:style-name="T13">sudo systemctl </text:span></text:span><text:span text:style-name="Source_20_Text"><text:span text:style-name="T14">enable</text:span></text:span><text:span text:style-name="Source_20_Text"><text:span text:style-name="T13"> slapd.service</text:span></text:span></text:p>
      <text:h text:style-name="P3" text:outline-level="3"><text:bookmark text:name="allowing-external-connections"/>Zezwalanie na połączenia zewnętrzne</text:h>
      <text:p text:style-name="P30">Aby włączyć zewnętrzne połączenia z OpenLDAP w systemie Ubuntu, należy dodać wyjątek do firewalla:</text:p>
      <text:p text:style-name="P5"><text:span text:style-name="Source_20_Text"><text:span text:style-name="T13">sudo ufw allow ldap</text:span></text:span></text:p>
      <text:p text:style-name="P30">W systemie CentOSnależy zezwolić na połączenia z firewallem i zezwolić aplikacjom na dostęp do OpenLDAP za pośrednictwem systemu SELinux:</text:p>
      <text:p text:style-name="P5"><text:span text:style-name="Source_20_Text"><text:span text:style-name="T13">sudo firewall-cmd --permanent --add-port=389/tcp --add-port=389/udp</text:span></text:span></text:p>
      <text:p text:style-name="P6"><text:span text:style-name="Source_20_Text"><text:span text:style-name="T13">sudo firewall-cmd --reload</text:span></text:span></text:p>
      <text:p text:style-name="P6"><text:span text:style-name="Source_20_Text"><text:span text:style-name="T13">sudo setsebool -P allow_ypbind=1 authlogin_nsswitch_use_ldap=1</text:span></text:span></text:p>
      <text:p text:style-name="P6"><text:span text:style-name="Source_20_Text"><text:span text:style-name="T13">sudo setsebool -P httpd_can_connect_ldap on</text:span></text:span></text:p>
      <text:h text:style-name="P3" text:outline-level="3"><text:bookmark text:name="editing-default-configuration"/>Edytowanie konfiguracji domyślnej</text:h>
      <text:p text:style-name="P20"><text:span text:style-name="T2">Przed użyciem serwera OpenLDAP należy się upewnić, że serwer jest poprawnie skonfigurowany. Oznacza to, że należy sprawdzić konfigurację domyślną zapisanej w pliku </text:span><text:span text:style-name="Source_20_Text"><text:span text:style-name="T12">ldap.conf</text:span></text:span><text:span text:style-name="T2"> .</text:span></text:p>
      <text:list text:style-name="L4">
        <text:list-item>
          <text:p text:style-name="P25"><text:span text:style-name="T4">Otwórz plik </text:span><text:span text:style-name="Source_20_Text"><text:span text:style-name="T7">ldap.conf</text:span></text:span><text:span text:style-name="T4"> , korzystając z wybranego edytora tekstu. W obu dystrybucjach systemu Linux edytor tekstu </text:span><text:span text:style-name="Source_20_Text"><text:span text:style-name="T7">nano</text:span></text:span><text:span text:style-name="T4"> jest instalowany domyślnie i można edytować plik za pomocą następujących komend w terminalu:</text:span></text:p>
          <text:p text:style-name="P25"><text:span text:style-name="Strong_20_Emphasis"><text:span text:style-name="T6">Ubuntu</text:span></text:span></text:p>
          <text:p text:style-name="P7"><text:span text:style-name="Source_20_Text"><text:span text:style-name="T13">sudo nano /etc/ldap/ldap.conf</text:span></text:span></text:p>
          <text:p text:style-name="P25"><text:span text:style-name="Strong_20_Emphasis"><text:span text:style-name="T6">CentOS</text:span></text:span></text:p>
          <text:p text:style-name="P7"><text:span text:style-name="Source_20_Text"><text:span text:style-name="T13">sudo nano /etc/openldap/ldap.conf</text:span></text:span></text:p>
        </text:list-item>
        <text:list-item>
          <text:p text:style-name="P15"><text:soft-page-break/>Usuń znak komentarza z następującej treści:</text:p>
          <text:p text:style-name="P7"><text:span text:style-name="Source_20_Text"><text:span text:style-name="T13">BASE <text:s text:c="4"/>dc=example,dc=com</text:span></text:span></text:p>
          <text:p text:style-name="P8"><text:span text:style-name="Source_20_Text"><text:span text:style-name="T13">URI <text:s text:c="5"/>ldap://ldap.example.com ldap://ldap-master.example.com:666</text:span></text:span></text:p>
        </text:list-item>
        <text:list-item>
          <text:p text:style-name="P25"><text:span text:style-name="T4">Edytuj te wpisy, zastępując </text:span><text:span text:style-name="Source_20_Text"><text:span text:style-name="T7">BASE</text:span></text:span><text:span text:style-name="T4"> nazwą domeny, a </text:span><text:span text:style-name="Source_20_Text"><text:span text:style-name="T7">URI</text:span></text:span><text:span text:style-name="T4"> z pełną nazwą domeny lub adresem IP na serwerze LDAP. Na przykład:</text:span></text:p>
          <text:p text:style-name="P7"><text:span text:style-name="Source_20_Text"><text:span text:style-name="T13">BASE <text:s text:c="4"/>dc=rpa,dc=ibm,dc=com</text:span></text:span></text:p>
          <text:p text:style-name="P8"><text:span text:style-name="Source_20_Text"><text:span text:style-name="T13">URI <text:s text:c="5"/>ldap://rpa.ibm.com</text:span></text:span></text:p>
        </text:list-item>
        <text:list-item>
          <text:p text:style-name="P25"><text:span text:style-name="T4">Naciśnij kombinację klawiszy Ctrl + X i wpisz </text:span><text:span text:style-name="Source_20_Text"><text:span text:style-name="T7">Y</text:span></text:span><text:span text:style-name="T4"> , aby zapisać i zamknąć plik w nano.</text:span></text:p>
        </text:list-item>
      </text:list>
      <text:h text:style-name="P3" text:outline-level="3"><text:bookmark text:name="configuring-the-root-user"/>Konfigurowanie użytkownika root</text:h>
      <text:p text:style-name="P20"><text:span text:style-name="T2">Aby wykonać zadania administracyjne w katalogu LDAP, należy zmienić użytkownika root na LDAP. W pozycjach LDAP ten użytkownik jest znany jako </text:span><text:span text:style-name="Source_20_Text"><text:span text:style-name="T12">olcRootDN</text:span></text:span><text:span text:style-name="T2">.</text:span></text:p>
      <text:p text:style-name="P20"><text:span text:style-name="T2">Aby cokolwiek zmienić w katalogu OpenLDAP, należy utworzyć pliki LDIF zawierające informacje o tym, co ma zostać zmienione na serwerze LDAP. Pliki LDIF nie powinny być edytowane ręcznie w katalogach </text:span><text:span text:style-name="Source_20_Text"><text:span text:style-name="T12">/etc/ldap/slapd.d</text:span></text:span><text:span text:style-name="T2"> lub </text:span><text:span text:style-name="Source_20_Text"><text:span text:style-name="T12">/etc/openldap/slapd.d</text:span></text:span><text:span text:style-name="T2"> .</text:span></text:p>
      <text:p text:style-name="P20"><text:span text:style-name="T2">Należy utworzyć plik LDIF w wybranym folderze, preferowany w folderze użytkownika, a następnie umieścić całą zawartość tego pliku. Następnie należy uruchomić narzędzie </text:span><text:span text:style-name="Source_20_Text"><text:span text:style-name="T12">ldapadd</text:span></text:span><text:span text:style-name="T2"> , aby zastosować plik LDIF do serwera.</text:span></text:p>
      <text:p text:style-name="P30">Poniższa procedura umożliwia zmianę domyślnego użytkownika root w katalogu LDAP, tak aby możliwe było zarządzanie wszystkimi wpisami na serwerze:</text:p>
      <text:list text:style-name="L5">
        <text:list-item>
          <text:p text:style-name="P16">Utwórz hasło dla użytkownika root:</text:p>
          <text:p text:style-name="P9"><text:span text:style-name="Source_20_Text"><text:span text:style-name="T13">slappasswd</text:span></text:span></text:p>
          <text:p text:style-name="P26"><text:span text:style-name="T4">Wprowadź hasło i potwierdź je. Komenda powinna wyać hasło hasło, takie jak </text:span><text:span text:style-name="Source_20_Text"><text:span text:style-name="T7">{SSHA}yh/GrT7AsObYUoHu89ynjzOljpBP10sp</text:span></text:span><text:span text:style-name="T4">. Skopiuj dane wyjściowe i zapisz je w pliku tekstowym.</text:span></text:p>
        </text:list-item>
        <text:list-item>
          <text:p text:style-name="P26"><text:span text:style-name="T4">Utwórz plik </text:span><text:span text:style-name="Source_20_Text"><text:span text:style-name="T7">rootpw.ldif</text:span></text:span><text:span text:style-name="T4"> przy użyciu edytora tekstu, który jest używany do wyboru:</text:span></text:p>
          <text:p text:style-name="P9"><text:span text:style-name="Source_20_Text"><text:span text:style-name="T13">nano rootpw.ldif</text:span></text:span></text:p>
        </text:list-item>
        <text:list-item>
          <text:p text:style-name="P16">Wprowadź następującą treść:</text:p>
          <text:p text:style-name="P9"><text:span text:style-name="Source_20_Text"><text:span text:style-name="T13">dn: olcDatabase={0}config,cn=config</text:span></text:span></text:p>
          <text:p text:style-name="P10"><text:span text:style-name="Source_20_Text"><text:span text:style-name="T13">changetype: modify</text:span></text:span></text:p>
          <text:p text:style-name="P10"><text:soft-page-break/><text:span text:style-name="Source_20_Text"><text:span text:style-name="T13">add: olcRootPW</text:span></text:span></text:p>
          <text:p text:style-name="P10"><text:span text:style-name="Source_20_Text"><text:span text:style-name="T13">olcRootPW: {SSHA}yh/GrT7AsObYUoHu89ynjzOljpBP10sp</text:span></text:span></text:p>
          <text:p text:style-name="P26"><text:span text:style-name="T4">Zastąp obiekt </text:span><text:span text:style-name="Source_20_Text"><text:span text:style-name="T7">{SSHA}yh/GrT7AsObYUoHu89ynjzOljpBP10sp</text:span></text:span><text:span text:style-name="T4"> mieszaniem, który został uzyskany w komendzie </text:span><text:span text:style-name="Source_20_Text"><text:span text:style-name="T7">slappasswd</text:span></text:span><text:span text:style-name="T4"> .</text:span></text:p>
        </text:list-item>
        <text:list-item>
          <text:p text:style-name="P16">Zastosuj zmiany:</text:p>
          <text:p text:style-name="P9"><text:span text:style-name="Source_20_Text"><text:span text:style-name="T13">ldapadd -Y EXTERNAL -H ldapi:/// -f rootpw.ldif</text:span></text:span></text:p>
        </text:list-item>
        <text:list-item>
          <text:p text:style-name="P16">Zaimportuj podstawowe schematy LDAP za pomocą następujących komend:</text:p>
          <text:p text:style-name="P26"><text:span text:style-name="Strong_20_Emphasis"><text:span text:style-name="T6">Ubuntu</text:span></text:span></text:p>
          <text:p text:style-name="P9"><text:span text:style-name="Source_20_Text"><text:span text:style-name="T13">ldapadd -Y EXTERNAL -H ldapi:/// -f /etc/ldap/schema/cosine.ldif</text:span></text:span></text:p>
          <text:p text:style-name="P10"><text:span text:style-name="Source_20_Text"><text:span text:style-name="T13">ldapadd -Y EXTERNAL -H ldapi:/// -f /etc/ldap/schema/nis.ldif</text:span></text:span></text:p>
          <text:p text:style-name="P10"><text:span text:style-name="Source_20_Text"><text:span text:style-name="T13">ldapadd -Y EXTERNAL -H ldapi:/// -f /etc/ldap/schema/inetorgperson.ldif</text:span></text:span></text:p>
          <text:p text:style-name="P10"><text:span text:style-name="Source_20_Text"><text:span text:style-name="T13">ldapadd -Y EXTERNAL -H ldapi:/// -f /etc/ldap/schema/openldap.ldif</text:span></text:span></text:p>
          <text:p text:style-name="P10"><text:span text:style-name="Source_20_Text"><text:span text:style-name="T13">ldapadd -Y EXTERNAL -H ldapi:/// -f /etc/ldap/schema/dyngroup.ldif</text:span></text:span></text:p>
          <text:p text:style-name="P26"><text:span text:style-name="Strong_20_Emphasis"><text:span text:style-name="T6">CentOS</text:span></text:span></text:p>
          <text:p text:style-name="P9"><text:span text:style-name="Source_20_Text"><text:span text:style-name="T13">ldapadd -Y EXTERNAL -H ldapi:/// -f /etc/openldap/schema/cosine.ldif</text:span></text:span></text:p>
          <text:p text:style-name="P10"><text:span text:style-name="Source_20_Text"><text:span text:style-name="T13">ldapadd -Y EXTERNAL -H ldapi:/// -f /etc/openldap/schema/nis.ldif</text:span></text:span></text:p>
          <text:p text:style-name="P10"><text:span text:style-name="Source_20_Text"><text:span text:style-name="T13">ldapadd -Y EXTERNAL -H ldapi:/// -f /etc/openldap/schema/inetorgperson.ldif</text:span></text:span></text:p>
          <text:p text:style-name="P10"><text:span text:style-name="Source_20_Text"><text:span text:style-name="T13">ldapadd -Y EXTERNAL -H ldapi:/// -f /etc/openldap/schema/openldap.ldif</text:span></text:span></text:p>
          <text:p text:style-name="P10"><text:span text:style-name="Source_20_Text"><text:span text:style-name="T13">ldapadd -Y EXTERNAL -H ldapi:/// -f /etc/openldap/schema/dyngroup.ldif</text:span></text:span></text:p>
        </text:list-item>
        <text:list-item>
          <text:p text:style-name="P26"><text:span text:style-name="T4">Skonfiguruj dostęp do serwera LDAP i skonfiguruj użytkownika menedżera na serwerze. Utwórz plik </text:span><text:span text:style-name="Source_20_Text"><text:span text:style-name="T7">manager.ldif</text:span></text:span><text:span text:style-name="T4"> :</text:span></text:p>
          <text:p text:style-name="P9"><text:span text:style-name="Source_20_Text"><text:span text:style-name="T13">nano manager.ldif</text:span></text:span></text:p>
        </text:list-item>
        <text:list-item>
          <text:p text:style-name="P16">Wprowadź następującą treść:</text:p>
          <text:p text:style-name="P9"><text:span text:style-name="Source_20_Text"><text:span text:style-name="T13">dn: olcDatabase={1}monitor,cn=config</text:span></text:span></text:p>
          <text:p text:style-name="P10"><text:span text:style-name="Source_20_Text"><text:span text:style-name="T13">changetype: modify</text:span></text:span></text:p>
          <text:p text:style-name="P10"><text:span text:style-name="Source_20_Text"><text:span text:style-name="T13">replace: olcAccess</text:span></text:span></text:p>
          <text:p text:style-name="P10"><text:span text:style-name="Source_20_Text"><text:span text:style-name="T13">olcAccess: {0}to * by dn.base="gidNumber=0+uidNumber=0,cn=peercred,cn=external,cn=auth" read by dn.base="cn=Manager,dc=rpa,dc=ibm,dc=com" read by * none</text:span></text:span></text:p>
          <text:p text:style-name="P10"/>
          <text:p text:style-name="P10"><text:span text:style-name="Source_20_Text"><text:span text:style-name="T13">dn: olcDatabase={2}mdb,cn=config</text:span></text:span></text:p>
          <text:p text:style-name="P10"><text:span text:style-name="Source_20_Text"><text:span text:style-name="T13">changetype: modify</text:span></text:span></text:p>
          <text:p text:style-name="P10"><text:span text:style-name="Source_20_Text"><text:span text:style-name="T13">replace: olcSuffix</text:span></text:span></text:p>
          <text:p text:style-name="P10"><text:span text:style-name="Source_20_Text"><text:span text:style-name="T13">olcSuffix: dc=rpa,dc=ibm,dc=com</text:span></text:span></text:p>
          <text:p text:style-name="P10"/>
          <text:p text:style-name="P10"><text:span text:style-name="Source_20_Text"><text:span text:style-name="T13">dn: olcDatabase={2}mdb,cn=config</text:span></text:span></text:p>
          <text:p text:style-name="P10"><text:span text:style-name="Source_20_Text"><text:span text:style-name="T13">changetype: modify</text:span></text:span></text:p>
          <text:p text:style-name="P10"><text:span text:style-name="Source_20_Text"><text:span text:style-name="T13">replace: olcRootDN</text:span></text:span></text:p>
          <text:p text:style-name="P10"><text:span text:style-name="Source_20_Text"><text:span text:style-name="T13">olcRootDN: cn=Manager,dc=rpa,dc=ibm,dc=com</text:span></text:span></text:p>
          <text:p text:style-name="P10"/>
          <text:p text:style-name="P10"><text:span text:style-name="Source_20_Text"><text:span text:style-name="T13">dn: olcDatabase={2}mdb,cn=config</text:span></text:span></text:p>
          <text:p text:style-name="P10"><text:soft-page-break/><text:span text:style-name="Source_20_Text"><text:span text:style-name="T13">changetype: modify</text:span></text:span></text:p>
          <text:p text:style-name="P10"><text:span text:style-name="Source_20_Text"><text:span text:style-name="T13">add: olcRootPW</text:span></text:span></text:p>
          <text:p text:style-name="P10"><text:span text:style-name="Source_20_Text"><text:span text:style-name="T13">olcRootPW: {SSHA}yh/GrT7AsObYUoHu89ynjzOljpBP10sp</text:span></text:span></text:p>
          <text:p text:style-name="P10"/>
          <text:p text:style-name="P10"><text:span text:style-name="Source_20_Text"><text:span text:style-name="T13">dn: olcDatabase={2}mdb,cn=config</text:span></text:span></text:p>
          <text:p text:style-name="P10"><text:span text:style-name="Source_20_Text"><text:span text:style-name="T13">changetype: modify</text:span></text:span></text:p>
          <text:p text:style-name="P10"><text:span text:style-name="Source_20_Text"><text:span text:style-name="T13">add: olcAccess</text:span></text:span></text:p>
          <text:p text:style-name="P10"><text:span text:style-name="Source_20_Text"><text:span text:style-name="T13">olcAccess: {0}to attrs=userPassword,shadowLastChange by dn="cn=Manager,dc=rpa,dc=ibm,dc=com" write by anonymous auth by self write by * none</text:span></text:span></text:p>
          <text:p text:style-name="P10"><text:span text:style-name="Source_20_Text"><text:span text:style-name="T13">olcAccess: {1}to dn.base="" by * read</text:span></text:span></text:p>
          <text:p text:style-name="P10"><text:span text:style-name="Source_20_Text"><text:span text:style-name="T13">olcAccess: {2}to * by dn="cn=Manager,dc=rpa,dc=ibm,dc=com" write by * read</text:span></text:span></text:p>
          <text:list>
            <text:list-item>
              <text:p text:style-name="P26"><text:span text:style-name="T4">Zastąp </text:span><text:span text:style-name="Source_20_Text"><text:span text:style-name="T7">olcRootPW</text:span></text:span><text:span text:style-name="T4"> wartością mieszającą hasła uzyskaną za pomocą narzędzia </text:span><text:span text:style-name="Source_20_Text"><text:span text:style-name="T7">slappasswd</text:span></text:span><text:span text:style-name="T4"> .</text:span></text:p>
            </text:list-item>
            <text:list-item>
              <text:p text:style-name="P26"><text:span text:style-name="T4">Zastąp </text:span><text:span text:style-name="Source_20_Text"><text:span text:style-name="T7">dc=rpa,dc=ibm,dc=com</text:span></text:span><text:span text:style-name="T4"> własną podstawową nazwą wyróżniającą (DN).</text:span></text:p>
            </text:list-item>
            <text:list-item>
              <text:p text:style-name="P26"><text:span text:style-name="Strong_20_Emphasis"><text:span text:style-name="T6">Wskazówka✪ :</text:span></text:span><text:span text:style-name="T4"> W systemie Ubuntumoże być konieczna zmiana </text:span><text:span text:style-name="Source_20_Text"><text:span text:style-name="T7">olcDatabase={2}mdb</text:span></text:span><text:span text:style-name="T4"> na </text:span><text:span text:style-name="Source_20_Text"><text:span text:style-name="T7">olcDatabase={1}mdb</text:span></text:span><text:span text:style-name="T4">. Sprawdź nazwę pliku, podając dane wyjściowe następującej komendy:</text:span></text:p>
              <text:p text:style-name="P9"><text:span text:style-name="Source_20_Text"><text:span text:style-name="T13">ls /etc/ldap/slapd.d/cn\=config/</text:span></text:span></text:p>
            </text:list-item>
          </text:list>
        </text:list-item>
        <text:list-item>
          <text:p text:style-name="P16">Zastosuj zawartość:</text:p>
          <text:p text:style-name="P9"><text:span text:style-name="Source_20_Text"><text:span text:style-name="T13">ldapmodify -Y EXTERNAL -H ldapi:/// -f manager.ldif</text:span></text:span></text:p>
        </text:list-item>
        <text:list-item>
          <text:p text:style-name="P16">Utwórz nowy plik LDIF, aby utworzyć grupy organizacji:</text:p>
          <text:p text:style-name="P9"><text:span text:style-name="Source_20_Text"><text:span text:style-name="T13">nano org.ldif</text:span></text:span></text:p>
        </text:list-item>
        <text:list-item>
          <text:p text:style-name="P16">Wprowadź następującą treść:</text:p>
        </text:list-item>
      </text:list>
      <text:p text:style-name="P5"><text:span text:style-name="Source_20_Text"><text:span text:style-name="T13">dn: dc=rpa,dc=ibm,dc=com</text:span></text:span></text:p>
      <text:p text:style-name="P6"><text:span text:style-name="Source_20_Text"><text:span text:style-name="T13">objectClass: top</text:span></text:span></text:p>
      <text:p text:style-name="P6"><text:span text:style-name="Source_20_Text"><text:span text:style-name="T13">objectClass: dcObject</text:span></text:span></text:p>
      <text:p text:style-name="P6"><text:span text:style-name="Source_20_Text"><text:span text:style-name="T13">objectclass: organization</text:span></text:span></text:p>
      <text:p text:style-name="P6"><text:span text:style-name="Source_20_Text"><text:span text:style-name="T13">o: IBM RPA Server</text:span></text:span></text:p>
      <text:p text:style-name="P6"><text:span text:style-name="Source_20_Text"><text:span text:style-name="T13">dc: rpa</text:span></text:span></text:p>
      <text:p text:style-name="P6"/>
      <text:p text:style-name="P6"><text:span text:style-name="Source_20_Text"><text:span text:style-name="T13">dn: cn=Manager,dc=rpa,dc=ibm,dc=com</text:span></text:span></text:p>
      <text:p text:style-name="P6"><text:span text:style-name="Source_20_Text"><text:span text:style-name="T13">objectClass: organizationalRole</text:span></text:span></text:p>
      <text:p text:style-name="P6"><text:span text:style-name="Source_20_Text"><text:span text:style-name="T13">cn: Manager</text:span></text:span></text:p>
      <text:p text:style-name="P6"><text:span text:style-name="Source_20_Text"><text:span text:style-name="T13">description: LDAP Manager</text:span></text:span></text:p>
      <text:p text:style-name="P6"/>
      <text:p text:style-name="P6"><text:span text:style-name="Source_20_Text"><text:span text:style-name="T13">dn: ou=rpausers,dc=rpa,dc=ibm,dc=com</text:span></text:span></text:p>
      <text:p text:style-name="P6"><text:span text:style-name="Source_20_Text"><text:span text:style-name="T13">objectClass: organizationalUnit</text:span></text:span></text:p>
      <text:p text:style-name="P6"><text:span text:style-name="Source_20_Text"><text:span text:style-name="T13">ou: rpaUsers</text:span></text:span></text:p>
      <text:list text:style-name="L6">
        <text:list-item>
          <text:p text:style-name="P27"><text:span text:style-name="T4">Zastąp </text:span><text:span text:style-name="Source_20_Text"><text:span text:style-name="T7">dc=rpa,dc=ibm,dc=com</text:span></text:span><text:span text:style-name="T4"> podstawową nazwą wyróżniającą (DN).</text:span></text:p>
        </text:list-item>
        <text:list-item>
          <text:p text:style-name="P27"><text:soft-page-break/><text:span text:style-name="T4">Istnieje możliwość zmiany nazw grup </text:span><text:span text:style-name="Source_20_Text"><text:span text:style-name="T7">rpa</text:span></text:span><text:span text:style-name="T4"> i </text:span><text:span text:style-name="Source_20_Text"><text:span text:style-name="T7">rpaUsers</text:span></text:span><text:span text:style-name="T4"> . IBM RPA nie wymaga żadnej konkretnej nazwy dla grup użytkowników.</text:span></text:p>
        </text:list-item>
      </text:list>
      <text:list text:style-name="L7">
        <text:list-item>
          <text:p text:style-name="P17">Zastosuj treść za pomocą użytkownika menedżera:</text:p>
        </text:list-item>
      </text:list>
      <text:p text:style-name="P5"><text:span text:style-name="Source_20_Text"><text:span text:style-name="T13">ldapadd -x -D cn=Manager,dc=rpa,dc=ibm,dc=com -W -f org.ldif</text:span></text:span></text:p>
      <text:p text:style-name="P30">Zostanie wyświetlona prośba o podanie hasła LDAP. Wprowadź hasło zwykłego tekstu, które zostało zdefiniowane dla użytkownika root LDAP.</text:p>
      <text:h text:style-name="P3" text:outline-level="3"><text:bookmark text:name="optional-installing-management-tools"/>Opcjonalnie: instalowanie narzędzi zarządzania</text:h>
      <text:p text:style-name="P30">OpenLDAP zawiera kilka narzędzi klienckich, których można używać do zarządzania serwerem za pomocą terminalu. Narzędzia te mogą jednak stanowić wyzwanie dla początkujących użytkowników lub użytkowników, którzy nie są zaznajomiani z interfejsem CLI.</text:p>
      <text:p text:style-name="P20"><text:span text:style-name="T2">Pomimo że programiści OpenLDAP nie dystrybuują ani nie zatwierdzają graficznych narzędzi interfejsu użytkownika, istnieją alternatywne narzędzia do zarządzania, które można zainstalować w celu zarządzania serwerem LDAP, takim jak </text:span><text:span text:style-name="Strong_20_Emphasis"><text:span text:style-name="T3">Apache Directory Studio</text:span></text:span><text:span text:style-name="T2">.</text:span></text:p>
      <text:p text:style-name="P30">Jest to krok opcjonalny, ale zaleca się, aby graficzny interfejs użytkownika był zarządzany przez serwer LDAP.</text:p>
      <text:h text:style-name="P4" text:outline-level="4"><text:bookmark text:name="apache-directory-studio"/>Apache Directory Studio</text:h>
      <text:p text:style-name="P20"><text:span text:style-name="Strong_20_Emphasis"><text:span text:style-name="T3">Apache™ Directory Studio</text:span></text:span><text:span text:style-name="T2"> jest klientem pulpitu dla serwera LDAP, opartego na platformie Eclipse™ , w którym można wyświetlać, edytować i tworzyć wpisy na serwerze LDAP bez terminalu.</text:span></text:p>
      <text:p text:style-name="P20"><text:span text:style-name="Strong_20_Emphasis"><text:span text:style-name="T11">❕ </text:span></text:span><text:span text:style-name="Strong_20_Emphasis"><text:span text:style-name="T3">Ważne:</text:span></text:span><text:span text:style-name="T2"> Ta aplikacja wymaga zainstalowanego środowiska Java Runtime Environment, dlatego konieczne jest uruchomienie co najmniej pakietu JDK 11 i jest ono również dostępne dla systemu Windows™.</text:span></text:p>
      <text:list text:style-name="L8">
        <text:list-item>
          <text:p text:style-name="P28"><text:span text:style-name="T4">Pobierz i zainstaluj produkt </text:span><text:a xlink:type="simple" xlink:href="https://www.ibm.com/links?url=https%3A%2F%2Fdirectory.apache.org%2Fstudio%2Fdownloads.html" office:target-frame-name="_blank" xlink:show="new" text:style-name="Internet_20_link" text:visited-style-name="Visited_20_Internet_20_Link"><text:span text:style-name="T8">Apache Directory Studio🡥</text:span></text:a><text:span text:style-name="T4">.</text:span></text:p>
        </text:list-item>
        <text:list-item>
          <text:p text:style-name="P18">Otwórz aplikację.</text:p>
        </text:list-item>
        <text:list-item>
          <text:p text:style-name="P28"><text:span text:style-name="T4">Kliknij przycisk </text:span><text:span text:style-name="Strong_20_Emphasis"><text:span text:style-name="T6">Środowisko robocze</text:span></text:span><text:span text:style-name="T4"> .</text:span></text:p>
        </text:list-item>
        <text:list-item>
          <text:p text:style-name="P28"><text:span text:style-name="T4">W górnym menu kliknij opcję </text:span><text:span text:style-name="Strong_20_Emphasis"><text:span text:style-name="T6">Plik &gt; Nowy</text:span></text:span><text:span text:style-name="T4">.</text:span></text:p>
        </text:list-item>
        <text:list-item>
          <text:p text:style-name="P28"><text:soft-page-break/><text:span text:style-name="T4">Rozwiń katalog </text:span><text:span text:style-name="Strong_20_Emphasis"><text:span text:style-name="T6">LDAP Browser</text:span></text:span><text:span text:style-name="T4"> , wybierz opcję </text:span><text:span text:style-name="Strong_20_Emphasis"><text:span text:style-name="T6">LDAP Connection</text:span></text:span><text:span text:style-name="T4"> (Połączenie LDAP), a następnie kliknij przycisk </text:span><text:span text:style-name="Strong_20_Emphasis"><text:span text:style-name="T6">Next</text:span></text:span><text:span text:style-name="T4">(Dalej).</text:span></text:p>
        </text:list-item>
        <text:list-item>
          <text:p text:style-name="P28"><text:span text:style-name="T4">W polu </text:span><text:span text:style-name="Strong_20_Emphasis"><text:span text:style-name="T6">Nazwa połączenia</text:span></text:span><text:span text:style-name="T4">wprowadź nazwę połączenia, na przykład </text:span><text:span text:style-name="Source_20_Text"><text:span text:style-name="T7">LDAP server</text:span></text:span><text:span text:style-name="T4">.</text:span></text:p>
        </text:list-item>
        <text:list-item>
          <text:p text:style-name="P28"><text:span text:style-name="T4">W polu </text:span><text:span text:style-name="Strong_20_Emphasis"><text:span text:style-name="T6">Nazwa hosta</text:span></text:span><text:span text:style-name="T4">wprowadź adres do serwera LDAP.</text:span></text:p>
        </text:list-item>
        <text:list-item>
          <text:p text:style-name="P28"><text:span text:style-name="T4">W polu </text:span><text:span text:style-name="Strong_20_Emphasis"><text:span text:style-name="T6">Metoda szyfrowania</text:span></text:span><text:span text:style-name="T4">wprowadź typ szyfrowania używany przez połączenie LDAP. W tym kursie serwer LDAP nie ma szyfrowania, ale użytkownik jest zachęcany do dodawania szyfrowania do połączenia LDAP. Więcej informacji na ten temat zawiera sekcja </text:span><text:a xlink:type="simple" xlink:href="https://www.ibm.com/links?url=https%3A%2F%2Fubuntu.com%2Fserver%2Fdocs%2Fservice-ldap-with-tls" office:target-frame-name="_blank" xlink:show="new" text:style-name="Internet_20_link" text:visited-style-name="Visited_20_Internet_20_Link"><text:span text:style-name="T8">LDAP &amp; TLS🡥</text:span></text:a><text:span text:style-name="T4"> .</text:span></text:p>
        </text:list-item>
        <text:list-item>
          <text:p text:style-name="P28"><text:span text:style-name="T4">Kliknij przycisk </text:span><text:span text:style-name="Strong_20_Emphasis"><text:span text:style-name="T6">Dalej</text:span></text:span><text:span text:style-name="T4">.</text:span></text:p>
        </text:list-item>
        <text:list-item>
          <text:p text:style-name="P28"><text:span text:style-name="T4">Wprowadź </text:span><text:span text:style-name="Strong_20_Emphasis"><text:span text:style-name="T6">metodę uwierzytelniania</text:span></text:span><text:span text:style-name="T4"> , której wymaga serwer LDAP. W tym przykładzie serwer LDAP korzysta z opcji </text:span><text:span text:style-name="Strong_20_Emphasis"><text:span text:style-name="T6">Uwierzytelnianie proste</text:span></text:span><text:span text:style-name="T4">. Więcej informacji na temat metod uwierzytelniania oraz sposobu ich konfigurowania zawiera sekcja </text:span><text:a xlink:type="simple" xlink:href="https://www.ibm.com/links?url=https%3A%2F%2Fwww.openldap.org%2Fdoc%2Fadmin26%2Fsasl.html" office:target-frame-name="_blank" xlink:show="new" text:style-name="Internet_20_link" text:visited-style-name="Visited_20_Internet_20_Link"><text:span text:style-name="T8">Korzystanie z SASL🡥</text:span></text:a><text:span text:style-name="T4">.</text:span></text:p>
        </text:list-item>
        <text:list-item>
          <text:p text:style-name="P28"><text:span text:style-name="T4">W polu </text:span><text:span text:style-name="Strong_20_Emphasis"><text:span text:style-name="T6">Nazwa wyróżniająca (DN) powiązania</text:span></text:span><text:span text:style-name="T4">wpisz nazwę użytkownika, który został skonfigurowany jako menedżer LDAP, na przykład </text:span><text:span text:style-name="Source_20_Text"><text:span text:style-name="T7">cn=Manager,dc=rpa,dc=ibm,dc=com</text:span></text:span><text:span text:style-name="T4">.</text:span></text:p>
        </text:list-item>
        <text:list-item>
          <text:p text:style-name="P18">Wprowadź hasło dla administratora LDAP.</text:p>
        </text:list-item>
        <text:list-item>
          <text:p text:style-name="P28"><text:span text:style-name="T4">Kliknij przycisk </text:span><text:span text:style-name="Strong_20_Emphasis"><text:span text:style-name="T6">Zakończ</text:span></text:span><text:span text:style-name="T4"> , aby połączyć się z serwerem.</text:span></text:p>
        </text:list-item>
      </text:list>
      <text:h text:style-name="P3" text:outline-level="3"><text:bookmark text:name="registering-new-users"/>Rejestrowanie nowych użytkowników</text:h>
      <text:p text:style-name="P20"><text:span text:style-name="T2">Pozycje LDAP są ułożone w strukturze drzewa o nazwie "Drzewo informacji o katalogu" (Directory Information Tree-DIT). Każdy wpis tego drzewa jest identyfikowany za pomocą nazwy wyróżniającej (DN). Nazwa wyróżniająca składa się ze specyfikacji pozycji w DIT. Na przykład, użytkownik </text:span><text:span text:style-name="Source_20_Text"><text:span text:style-name="T12">john</text:span></text:span><text:span text:style-name="T2"> w domenie </text:span><text:span text:style-name="Source_20_Text"><text:span text:style-name="T12">rpa.ibm.com</text:span></text:span><text:span text:style-name="T2"> jest identyfikowany przez:</text:span></text:p>
      <text:p text:style-name="P5"><text:span text:style-name="Source_20_Text"><text:span text:style-name="T13">cn=john,dc=rpa,dc=ibm,dc=com</text:span></text:span></text:p>
      <text:p text:style-name="P20"><text:span text:style-name="T2">Pole </text:span><text:span text:style-name="Source_20_Text"><text:span text:style-name="T12">cn</text:span></text:span><text:span text:style-name="T2"> to nazwa zwykła, która jest najbardziej używana do reprezentowania pojedynczych obiektów w drzewie. Pole </text:span><text:span text:style-name="Source_20_Text"><text:span text:style-name="T12">dc</text:span></text:span><text:span text:style-name="T2"> jest komponentem domeny, który jest używany do identyfikowania komponentów nazwy domeny LDAP.</text:span></text:p>
      <text:p text:style-name="P20"><text:soft-page-break/><text:span text:style-name="T2">Jeśli program </text:span><text:span text:style-name="Source_20_Text"><text:span text:style-name="T12">john</text:span></text:span><text:span text:style-name="T2"> był częścią grupy </text:span><text:span text:style-name="Source_20_Text"><text:span text:style-name="T12">rpausers</text:span></text:span><text:span text:style-name="T2"> , oznacza to, że jest to pozycja LDAP:</text:span></text:p>
      <text:p text:style-name="P5"><text:span text:style-name="Source_20_Text"><text:span text:style-name="T13">cn=john,ou=rpausers,dc=rpa,dc=ibm,dc=com</text:span></text:span></text:p>
      <text:p text:style-name="P20"><text:span text:style-name="T2">Pole </text:span><text:span text:style-name="Source_20_Text"><text:span text:style-name="T12">ou</text:span></text:span><text:span text:style-name="T2"> jest jednostką organizacyjną, która jest używana do grupowania innych pozycji na serwerze LDAP.</text:span></text:p>
      <text:p text:style-name="P20"><text:span text:style-name="T2">Więcej informacji na temat tych identyfikatorów obiektów znajduje się w publikacji </text:span><text:a xlink:type="simple" xlink:href="https://www.ibm.com/links?url=https%3A%2F%2Fldap.com%2Fldap-oid-reference-guide%2F" office:target-frame-name="_blank" xlink:show="new" text:style-name="Internet_20_link" text:visited-style-name="Visited_20_Internet_20_Link"><text:span text:style-name="T8">LDAP OID Reference Guide🡥</text:span></text:a><text:span text:style-name="T2">.</text:span></text:p>
      <text:p text:style-name="P30">Użytkownicy mają atrybuty, które mogą być zarejestrowane w pozycji LDAP. Te atrybuty mogą odpowiadać emailowi, hasłom, położeniu i tym bardziej użytkownikom. IBM RPA wymaga, aby użytkownik na platformie zawierał adres e-mail, nazwę użytkownika i hasło.</text:p>
      <text:p text:style-name="P20"><text:span text:style-name="T2">Aby zarejestrować nowych użytkowników na serwerze LDAP, należy utworzyć pliki LDIF wraz z wszystkimi atrybutami, a następnie uruchomić narzędzie </text:span><text:span text:style-name="Source_20_Text"><text:span text:style-name="T12">ldapmodify</text:span></text:span><text:span text:style-name="T2"> w celu zarejestrowania użytkowników. Poniższa procedura zawiera szczegóły dotyczące całego procesu oraz atrybutów, które każdy użytkownik musi mieć na platformie:</text:span></text:p>
      <text:list text:style-name="L9">
        <text:list-item>
          <text:p text:style-name="P19">Utwórz nowy plik LDIF:</text:p>
          <text:p text:style-name="P11"><text:span text:style-name="Source_20_Text"><text:span text:style-name="T13">nano addUserName.ldif</text:span></text:span></text:p>
          <text:p text:style-name="P29"><text:span text:style-name="T4">Zastąp </text:span><text:span text:style-name="Source_20_Text"><text:span text:style-name="T7">addUserName</text:span></text:span><text:span text:style-name="T4"> nazwą użytkownika, który ma zostać dodany.</text:span></text:p>
        </text:list-item>
        <text:list-item>
          <text:p text:style-name="P19">Wprowadź następującą treść dla użytkownika:</text:p>
          <text:p text:style-name="P11"><text:span text:style-name="Source_20_Text"><text:span text:style-name="T13">dn: cn=User Name,dc=rpa,dc=ibm,dc=com</text:span></text:span></text:p>
          <text:p text:style-name="P12"><text:span text:style-name="Source_20_Text"><text:span text:style-name="T13">changetype: add</text:span></text:span></text:p>
          <text:p text:style-name="P12"><text:span text:style-name="Source_20_Text"><text:span text:style-name="T13">objectClass: inetOrgPerson</text:span></text:span></text:p>
          <text:p text:style-name="P12"><text:span text:style-name="Source_20_Text"><text:span text:style-name="T13">objectClass: organizationalPerson</text:span></text:span></text:p>
          <text:p text:style-name="P12"><text:span text:style-name="Source_20_Text"><text:span text:style-name="T13">objectClass: person</text:span></text:span></text:p>
          <text:p text:style-name="P12"><text:span text:style-name="Source_20_Text"><text:span text:style-name="T13">objectClass: top</text:span></text:span></text:p>
          <text:p text:style-name="P12"><text:span text:style-name="Source_20_Text"><text:span text:style-name="T13">uid: username</text:span></text:span></text:p>
          <text:p text:style-name="P12"><text:span text:style-name="Source_20_Text"><text:span text:style-name="T13">cn: User Name</text:span></text:span></text:p>
          <text:p text:style-name="P12"><text:span text:style-name="Source_20_Text"><text:span text:style-name="T13">sn: Name</text:span></text:span></text:p>
          <text:p text:style-name="P12"><text:span text:style-name="Source_20_Text"><text:span text:style-name="T13">displayName: User Name</text:span></text:span></text:p>
          <text:p text:style-name="P12"><text:span text:style-name="Source_20_Text"><text:span text:style-name="T13">mail: username@example.com</text:span></text:span></text:p>
          <text:p text:style-name="P12"><text:span text:style-name="Source_20_Text"><text:span text:style-name="T13">userPassword: {SSHA}xxxxxxxxxxxxxxxxxxxxxxxxxxxxxx</text:span></text:span></text:p>
          <text:list>
            <text:list-item>
              <text:p text:style-name="P29"><text:span text:style-name="T4">Zastąp </text:span><text:span text:style-name="Source_20_Text"><text:span text:style-name="T7">dc=rpa,dc=ibm,dc=com</text:span></text:span><text:span text:style-name="T4"> podstawową nazwą wyróżniającą (DN).</text:span></text:p>
            </text:list-item>
            <text:list-item>
              <text:p text:style-name="P29"><text:span text:style-name="T4">W programie </text:span><text:span text:style-name="Source_20_Text"><text:span text:style-name="T7">sn</text:span></text:span><text:span text:style-name="T4"> wprowadź nazwisko użytkownika.</text:span></text:p>
            </text:list-item>
            <text:list-item>
              <text:p text:style-name="P29"><text:span text:style-name="T4">W polu </text:span><text:span text:style-name="Source_20_Text"><text:span text:style-name="T7">uid</text:span></text:span><text:span text:style-name="T4">wpisz nazwę użytkownika.</text:span></text:p>
            </text:list-item>
            <text:list-item>
              <text:p text:style-name="P29"><text:span text:style-name="T4">W polu </text:span><text:span text:style-name="Source_20_Text"><text:span text:style-name="T7">displayName</text:span></text:span><text:span text:style-name="T4">wprowadź nazwę wyświetlaną użytkownika.</text:span></text:p>
            </text:list-item>
            <text:list-item>
              <text:p text:style-name="P29"><text:soft-page-break/><text:span text:style-name="T4">W polu </text:span><text:span text:style-name="Source_20_Text"><text:span text:style-name="T7">mail</text:span></text:span><text:span text:style-name="T4">wprowadź adres e-mail użytkownika.</text:span></text:p>
            </text:list-item>
            <text:list-item>
              <text:p text:style-name="P29"><text:span text:style-name="T4">W programie </text:span><text:span text:style-name="Source_20_Text"><text:span text:style-name="T7">userPassword</text:span></text:span><text:span text:style-name="T4">wprowadź wartość mieszającą hasła użytkownika uzyskanego za pomocą komendy </text:span><text:span text:style-name="Source_20_Text"><text:span text:style-name="T7">slappasswd</text:span></text:span><text:span text:style-name="T4"> .</text:span></text:p>
            </text:list-item>
          </text:list>
        </text:list-item>
        <text:list-item>
          <text:p text:style-name="P19">Wprowadź następującą komendę, aby zarejestrować użytkownika:</text:p>
          <text:p text:style-name="P11"><text:span text:style-name="Source_20_Text"><text:span text:style-name="T13">ldapadd -D </text:span></text:span><text:span text:style-name="Source_20_Text"><text:span text:style-name="T15">"cn=Manager,dc=rpa,dc=ibm,dc=com"</text:span></text:span><text:span text:style-name="Source_20_Text"><text:span text:style-name="T13"> -W -f addUserName.ldif</text:span></text:span></text:p>
        </text:list-item>
      </text:list>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IBM Plex Mono" svg:font-family="'IBM Plex Mono', Menlo, 'DejaVu Sans Mono', 'Bitstream Vera Sans Mono', Courier, monospace"/>
    <style:font-face style:name="IBM Plex Sans" svg:font-family="'IBM Plex Sans', 'Helvetica Neue', Arial,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inherit" svg:font-family="inherit"/>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pl" fo:country="PL"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l" fo:country="PL"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Droid Sans Devanagari1" style:font-family-complex="'Droid Sans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Droid Sans Devanagari1" style:font-family-complex="'Droid Sans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Droid Sans Devanagari1" style:font-family-complex="'Droid Sans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Droid Sans Devanagari1" style:font-family-complex="'Droid Sans Devanagari'" style:font-family-generic-complex="system" style:font-pitch-complex="variable" style:font-size-complex="12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11T22:28:28.824080515</meta:creation-date>
    <dc:date>2023-08-11T22:29:19.225272728</dc:date>
    <meta:editing-duration>PT51S</meta:editing-duration>
    <meta:editing-cycles>1</meta:editing-cycles>
    <meta:document-statistic meta:table-count="0" meta:image-count="0" meta:object-count="0" meta:page-count="11" meta:paragraph-count="206" meta:word-count="1923" meta:character-count="14999" meta:non-whitespace-character-count="13324"/>
    <meta:generator>LibreOffice/7.4.7.2$Linux_X86_64 LibreOffice_project/40$Build-2</meta:generator>
  </office:meta>
</office:document-meta>
</file>